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35ddc" officeooo:paragraph-rsid="00135ddc"/>
    </style:style>
    <style:style style:name="P2" style:family="paragraph" style:parent-style-name="Standard">
      <style:paragraph-properties fo:text-align="start" style:justify-single-word="false"/>
      <style:text-properties officeooo:rsid="00135ddc" officeooo:paragraph-rsid="00135dd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feux rouges</text:p>
      <text:p text:style-name="P1"/>
      <text:p text:style-name="P1">Pk les feux sont rouge orange et vert </text:p>
      <text:p text:style-name="P1"/>
      <text:p text:style-name="P1"/>
      <text:p text:style-name="P2">orange pour l instant balec parce que avant y en avait pas et que juste couleur de transition.</text:p>
      <text:p text:style-name="P2">Orange sur spectre visible au milieu du rouge et vert.</text:p>
      <text:p text:style-name="P2"/>
      <text:p text:style-name="P2">D abord vert et rouge.</text:p>
      <text:p text:style-name="P2">Œil 3 cones rouge vert et bleu, ballec daltonien et ceux qui ont 4 cones.</text:p>
      <text:p text:style-name="P2">D'ailleur comme nos teles qui represente le bleu vert rouge</text:p>
      <text:p text:style-name="P2">debut de la vie sous l eau sous forme de bactérie donc une seule cellule et donc sans œil.</text:p>
      <text:p text:style-name="P2">L eau n absorbe presque pas la couleur visible pour ça transparent.</text:p>
      <text:p text:style-name="P2">+ d epaisseur + absorbe tout jusqu ou on voit presque plus rien.</text:p>
      <text:p text:style-name="P2"/>
      <text:p text:style-name="P2">Rouge absorbé quasiment entierement par l'eau </text:p>
      <text:p text:style-name="P2">suite a des mutations arrivé d une protéine qui absorbe la lumiere et apparaît comme une tache noir, et donc chauffe et regule la temperature en allant plus dans les profondeurs pour raffraichir. Cette tache va devenir l'oeil , qui n a pas besoin d absorber le rouge puisque l'eau le fait pour lui.</text:p>
      <text:p text:style-name="P2"/>
      <text:p text:style-name="P2">Les vegetaux absorbent le bleu et le rouge et transforme cette lumiere sous forme d energie.</text:p>
      <text:p text:style-name="P2">Animaux ancien voient en bicromie en bleu et en rouge</text:p>
      <text:p text:style-name="P2">puis avec mutation on a commencé a voir le vert parce que les plantes sont vertes et elles sont a la base de notre alimentation et donc plus facile a le voir</text:p>
      <text:p text:style-name="P2">1 capteur spécifique au rouge qui voit que le rouge et ses différentes teintes</text:p>
      <text:p text:style-name="P2">le vert et le bleu le rouge sont les couleurs qu on voit le mieux</text:p>
      <text:p text:style-name="P2">sauf que le rouge comme on avait pas de capteur pour ça, le rouge est le truc qu on voit le mieux puisque capteur s est développé juste pour cette couleur</text:p>
      <text:p text:style-name="P2">rouge pas forcement comme le sang, culturellement le rouge est la couleur de fete dans certains pays</text:p>
      <text:p text:style-name="P2">le vert est la couleur qu on voit le plus, pas le mieux, avec beaucoup de nuances</text:p>
      <text:p text:style-name="P2">au japon le vert et le bleu on le meme nom</text:p>
      <text:p text:style-name="P2">pas le bleu pour les feux rouge puisque bleu couleur du ciel donc pas bien visible</text:p>
      <text:p text:style-name="P2">donc on a gardé le rouge et le vert</text:p>
      <text:p text:style-name="P2">puis il fallait une couleur de transition pour pas piler comme des cons</text:p>
      <text:p text:style-name="P2">si on prend la couleur au mileu du rouge et vert c'est orange </text:p>
      <text:p text:style-name="P2"/>
      <text:p text:style-name="P2">on s est posé la quesiton ct vie arriver avec l œil pk eau transparante ct plantes developpé ct nous on a dvper capteur pour mieux voir plantes pour les bouff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08:31:50.652011652</meta:creation-date>
    <dc:date>2017-11-28T08:51:19.577004483</dc:date>
    <meta:editing-duration>PT3M48S</meta:editing-duration>
    <meta:editing-cycles>1</meta:editing-cycles>
    <meta:document-statistic meta:table-count="0" meta:image-count="0" meta:object-count="0" meta:page-count="1" meta:paragraph-count="26" meta:word-count="418" meta:character-count="2153" meta:non-whitespace-character-count="1757"/>
    <meta:generator>LibreOffice/4.3.3.2$Linux_X86_64 LibreOffice_project/430m0$Build-2</meta:generator>
  </office:meta>
</office:document-meta>
</file>